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 style:data-style-name="N110">
      <style:text-properties fo:font-size="14pt" fo:font-style="normal" style:font-size-asian="14pt" style:font-style-asian="normal" style:font-size-complex="14pt" style:font-style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9.004cm" svg:x="13.574cm" svg:y="3.374cm">
            <draw:object draw:notify-on-update-of-ranges="Sheet1.A2:Sheet1.A10 Sheet1.C2:Sheet1.C10 Sheet1.A2:Sheet1.A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gnd</text:p>
          </table:table-cell>
          <table:table-cell office:value-type="string" calcext:value-type="string">
            <text:p>Uref</text:p>
          </table:table-cell>
          <table:table-cell office:value-type="string" calcext:value-type="string">
            <text:p>Uaus</text:p>
          </table:table-cell>
          <table:table-cell office:value-type="string" calcext:value-type="string">
            <text:p>rechnung</text:p>
          </table:table-cell>
          <table:table-cell table:style-name="ce1" office:value-type="string" calcext:value-type="string">
            <text:p>delta</text:p>
          </table:table-cell>
          <table:table-cell/>
          <table:table-cell office:value-type="string" calcext:value-type="string">
            <text:p>Trend wert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2.35" calcext:value-type="float">
            <text:p>2.35</text:p>
          </table:table-cell>
          <table:table-cell office:value-type="float" office:value="0.4192" calcext:value-type="float">
            <text:p>0.4192</text:p>
          </table:table-cell>
          <table:table-cell table:formula="of:=([.B2]/2) + [.A2]" office:value-type="float" office:value="0.425" calcext:value-type="float">
            <text:p>0.425</text:p>
          </table:table-cell>
          <table:table-cell table:formula="of:=[.D2]-[.C2]-0.005" office:value-type="float" office:value="0.000800000000000027" calcext:value-type="float">
            <text:p>0.001</text:p>
          </table:table-cell>
          <table:table-cell/>
          <table:table-cell table:formula="of:=((0.997815783*0.5163)-1.1575429454 )-0.005" office:value-type="float" office:value="-0.6473706566371" calcext:value-type="float">
            <text:p>-0.6473706566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2.35" calcext:value-type="float">
            <text:p>2.35</text:p>
          </table:table-cell>
          <table:table-cell office:value-type="float" office:value="0.6706" calcext:value-type="float">
            <text:p>0.6706</text:p>
          </table:table-cell>
          <table:table-cell table:formula="of:=([.B3]/2) + [.A3]" office:value-type="float" office:value="0.675" calcext:value-type="float">
            <text:p>0.675</text:p>
          </table:table-cell>
          <table:table-cell table:formula="of:=[.D3]-[.C3]-0.005" office:value-type="float" office:value="-0.000600000000000041" calcext:value-type="float">
            <text:p>-0.001</text:p>
          </table:table-cell>
          <table:table-cell table:number-columns-repeated="2"/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2.351" calcext:value-type="float">
            <text:p>2.351</text:p>
          </table:table-cell>
          <table:table-cell office:value-type="float" office:value="0.9196" calcext:value-type="float">
            <text:p>0.9196</text:p>
          </table:table-cell>
          <table:table-cell table:formula="of:=([.B4]/2) + [.A4]" office:value-type="float" office:value="0.9255" calcext:value-type="float">
            <text:p>0.9255</text:p>
          </table:table-cell>
          <table:table-cell table:formula="of:=[.D4]-[.C4]-0.005" office:value-type="float" office:value="0.000899999999999905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-0.01" calcext:value-type="float">
            <text:p>-0.01</text:p>
          </table:table-cell>
          <table:table-cell office:value-type="float" office:value="2.351" calcext:value-type="float">
            <text:p>2.351</text:p>
          </table:table-cell>
          <table:table-cell office:value-type="float" office:value="1.1219" calcext:value-type="float">
            <text:p>1.1219</text:p>
          </table:table-cell>
          <table:table-cell table:formula="of:=([.B5]/2) + [.A5]" office:value-type="float" office:value="1.1655" calcext:value-type="float">
            <text:p>1.1655</text:p>
          </table:table-cell>
          <table:table-cell table:formula="of:=[.D5]-[.C5]-0.005" office:value-type="float" office:value="0.0385999999999999" calcext:value-type="float">
            <text:p>0.03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349" calcext:value-type="float">
            <text:p>2.349</text:p>
          </table:table-cell>
          <table:table-cell office:value-type="float" office:value="1.1553" calcext:value-type="float">
            <text:p>1.1553</text:p>
          </table:table-cell>
          <table:table-cell table:formula="of:=([.B6]/2) + [.A6]" office:value-type="float" office:value="1.1745" calcext:value-type="float">
            <text:p>1.1745</text:p>
          </table:table-cell>
          <table:table-cell table:formula="of:=[.D6]-[.C6]-0.005" office:value-type="float" office:value="0.0142000000000001" calcext:value-type="float">
            <text:p>0.014</text:p>
          </table:table-cell>
          <table:table-cell table:number-columns-repeated="2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2.351" calcext:value-type="float">
            <text:p>2.351</text:p>
          </table:table-cell>
          <table:table-cell office:value-type="float" office:value="1.1441" calcext:value-type="float">
            <text:p>1.1441</text:p>
          </table:table-cell>
          <table:table-cell table:formula="of:=([.B7]/2) + [.A7]" office:value-type="float" office:value="1.1875" calcext:value-type="float">
            <text:p>1.1875</text:p>
          </table:table-cell>
          <table:table-cell table:formula="of:=[.D7]-[.C7]-0.005" office:value-type="float" office:value="0.0384000000000001" calcext:value-type="float">
            <text:p>0.038</text:p>
          </table:table-cell>
          <table:table-cell table:number-columns-repeated="2"/>
        </table:table-row>
        <table:table-row table:style-name="ro1">
          <table:table-cell office:value-type="float" office:value="0.251" calcext:value-type="float">
            <text:p>0.251</text:p>
          </table:table-cell>
          <table:table-cell office:value-type="float" office:value="2.351" calcext:value-type="float">
            <text:p>2.351</text:p>
          </table:table-cell>
          <table:table-cell office:value-type="float" office:value="1.421" calcext:value-type="float">
            <text:p>1.421</text:p>
          </table:table-cell>
          <table:table-cell table:formula="of:=([.B8]/2) + [.A8]" office:value-type="float" office:value="1.4265" calcext:value-type="float">
            <text:p>1.4265</text:p>
          </table:table-cell>
          <table:table-cell table:formula="of:=[.D8]-[.C8]-0.005" office:value-type="float" office:value="0.000499999999999838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float" office:value="0.501" calcext:value-type="float">
            <text:p>0.501</text:p>
          </table:table-cell>
          <table:table-cell office:value-type="float" office:value="2.352" calcext:value-type="float">
            <text:p>2.352</text:p>
          </table:table-cell>
          <table:table-cell office:value-type="float" office:value="1.672" calcext:value-type="float">
            <text:p>1.672</text:p>
          </table:table-cell>
          <table:table-cell table:formula="of:=([.B9]/2) + [.A9]" office:value-type="float" office:value="1.677" calcext:value-type="float">
            <text:p>1.677</text:p>
          </table:table-cell>
          <table:table-cell table:formula="of:=[.D9]-[.C9]-0.005" office:value-type="float" office:value="-1.06685493772574E-016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.352" calcext:value-type="float">
            <text:p>2.352</text:p>
          </table:table-cell>
          <table:table-cell office:value-type="float" office:value="1.921" calcext:value-type="float">
            <text:p>1.921</text:p>
          </table:table-cell>
          <table:table-cell table:formula="of:=([.B10]/2) + [.A10]" office:value-type="float" office:value="1.926" calcext:value-type="float">
            <text:p>1.926</text:p>
          </table:table-cell>
          <table:table-cell table:formula="of:=[.D10]-[.C10]-0.005" office:value-type="float" office:value="-1.06685493772574E-016" calcext:value-type="float">
            <text:p>0.000</text:p>
          </table:table-cell>
          <table:table-cell table:number-columns-repeated="2"/>
        </table:table-row>
        <table:table-row table:style-name="ro2">
          <table:table-cell table:style-name="Default" table:number-columns-repeated="3"/>
          <table:table-cell table:style-name="ce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14:41:58.616000000</meta:creation-date>
    <dc:date>2014-09-24T15:13:10.850000000</dc:date>
    <meta:editing-duration>PT40S</meta:editing-duration>
    <meta:editing-cycles>1</meta:editing-cycles>
    <meta:document-statistic meta:table-count="1" meta:cell-count="52" meta:object-count="1"/>
    <meta:generator>LibreOffice/4.2.6.3$Windows_x86 LibreOffice_project/3fd416d4c6db7d3204c17ce57a1d70f6e531ee21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column-mapping="0" chart:style-name="ch1">
        <chart:legend chart:legend-position="end" svg:x="11.904cm" svg:y="3.954cm" style:legend-expansion="high" chart:style-name="ch2"/>
        <chart:plot-area chart:style-name="ch3" table:cell-range-address="Sheet1.A2:Sheet1.A10 Sheet1.C2:Sheet1.C10" chart:data-source-has-labels="column" svg:x="0.77cm" svg:y="0.855cm" svg:width="10.494cm" svg:height="7.55cm">
          <chartooo:coordinate-region svg:x="1.603cm" svg:y="1.054cm" svg:width="9.421cm" svg:height="7.152cm"/>
          <chart:axis chart:dimension="x" chart:name="primary-x" chart:style-name="ch4" chartooo:axis-type="auto">
            <chart:categories table:cell-range-address="Sheet1.A2:Sheet1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" chart:class="chart:scatter">
            <chart:domain table:cell-range-address="Sheet1.C2:Sheet1.C10"/>
            <chart:regression-curve chart:style-name="ch7">
              <chart:equation chart:display-equation="true" chart:display-r-square="false"/>
            </chart:regression-curve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float" office:value="-0.75">
                <text:p>-0</text:p>
                <draw:g>
                  <svg:desc>Sheet1.A2:Sheet1.A10</svg:desc>
                </draw:g>
              </table:table-cell>
              <table:table-cell office:value-type="float" office:value="0.4192">
                <text:p>0.4192</text:p>
                <draw:g>
                  <svg:desc>Sheet1.C2:Sheet1.C10</svg:desc>
                </draw:g>
              </table:table-cell>
              <table:table-cell office:value-type="float" office:value="-0.75">
                <text:p>-0.75</text:p>
                <draw:g>
                  <svg:desc>Sheet1.A2:Sheet1.A10</svg:desc>
                </draw:g>
              </table:table-cell>
            </table:table-row>
            <table:table-row>
              <table:table-cell office:value-type="float" office:value="-0.5">
                <text:p>-0</text:p>
              </table:table-cell>
              <table:table-cell office:value-type="float" office:value="0.6706">
                <text:p>0.670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-0.25">
                <text:p>-0</text:p>
              </table:table-cell>
              <table:table-cell office:value-type="float" office:value="0.9196">
                <text:p>0.919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-0.01">
                <text:p>-0</text:p>
              </table:table-cell>
              <table:table-cell office:value-type="float" office:value="1.1219">
                <text:p>1.1219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.1553">
                <text:p>1.1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2">
                <text:p>0</text:p>
              </table:table-cell>
              <table:table-cell office:value-type="float" office:value="1.1441">
                <text:p>1.144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0.251">
                <text:p>0</text:p>
              </table:table-cell>
              <table:table-cell office:value-type="float" office:value="1.421">
                <text:p>1.421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float" office:value="0.501">
                <text:p>0</text:p>
              </table:table-cell>
              <table:table-cell office:value-type="float" office:value="1.672">
                <text:p>1.672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1.921">
                <text:p>1.921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Windows_x86 LibreOffice_project/3fd416d4c6db7d3204c17ce57a1d70f6e531ee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